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pletion 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table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result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menu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get_inputs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error_message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generate_random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ta_manager</text:p>
          </table:table-cell>
          <table:table-cell office:value-type="string" calcext:value-type="string">
            <text:p>get_table_from_file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ta_manager</text:p>
          </table:table-cell>
          <table:table-cell office:value-type="string" calcext:value-type="string">
            <text:p>write_table_to_file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start_module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show_table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remove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update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which_year_max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avg_amount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start_module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show_table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remove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update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get_longest_name_id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get_subscribed_emails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start_module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show_table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remove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update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get_oldest_person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get_person_closest_to_average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start_module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show_table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remove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update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get_available_items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get_average_durability_by_manufacturer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tart_module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how_table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remove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update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get_lower_price_item_id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get_items_sold_between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art_module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how_table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move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update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get_counts_by_manufacturers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get_average_by_manufacture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13:18:04.249249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0:27:56.980453386</meta:creation-date>
    <dc:date>2019-10-14T13:28:29.062465755</dc:date>
    <meta:editing-duration>PT8M51S</meta:editing-duration>
    <meta:editing-cycles>2</meta:editing-cycles>
    <meta:generator>LibreOffice/6.2.7.1$Linux_X86_64 LibreOffice_project/20$Build-1</meta:generator>
    <meta:document-statistic meta:table-count="1" meta:cell-count="158" meta:object-count="0"/>
  </office:meta>
</office:document-meta>
</file>